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c9211e" fo:font-size="14pt" officeooo:rsid="000776c6" officeooo:paragraph-rsid="000776c6" style:font-size-asian="14pt" style:font-size-complex="14pt"/>
    </style:style>
    <style:style style:name="P2" style:family="paragraph" style:parent-style-name="Standard">
      <style:text-properties fo:color="#000000" fo:font-size="14pt" officeooo:rsid="00090399" officeooo:paragraph-rsid="00090399" style:font-size-asian="14pt" style:font-size-complex="14pt"/>
    </style:style>
    <style:style style:name="P3" style:family="paragraph" style:parent-style-name="Standard">
      <style:text-properties fo:color="#000000" fo:font-size="14pt" fo:font-style="italic" officeooo:rsid="00090399" officeooo:paragraph-rsid="00090399" style:font-size-asian="14pt" style:font-style-asian="italic" style:font-size-complex="14pt" style:font-style-complex="italic"/>
    </style:style>
    <style:style style:name="P4" style:family="paragraph" style:parent-style-name="Standard">
      <style:text-properties fo:color="#000000" fo:font-size="14pt" fo:font-style="normal" officeooo:rsid="00090399" officeooo:paragraph-rsid="00090399" style:font-size-asian="14pt" style:font-style-asian="normal" style:font-size-complex="14pt" style:font-style-complex="normal"/>
    </style:style>
    <style:style style:name="P5" style:family="paragraph" style:parent-style-name="Standard">
      <style:text-properties fo:font-size="14pt" officeooo:rsid="000776c6" officeooo:paragraph-rsid="000776c6" style:font-size-asian="14pt" style:font-size-complex="14pt"/>
    </style:style>
    <style:style style:name="P6" style:family="paragraph" style:parent-style-name="Standard">
      <style:text-properties fo:font-size="14pt" fo:font-style="italic" officeooo:rsid="000776c6" officeooo:paragraph-rsid="000776c6" style:font-size-asian="14pt" style:font-style-asian="italic" style:font-size-complex="14pt" style:font-style-complex="italic"/>
    </style:style>
    <style:style style:name="T1" style:family="text">
      <style:text-properties officeooo:rsid="000932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ription of Real Datasets :</text:p>
      <text:p text:style-name="P5">Geolife Trajectory Data </text:p>
      <text:p text:style-name="P5">A Road Network</text:p>
      <text:p text:style-name="P6">(Make a table)</text:p>
      <text:p text:style-name="P5"/>
      <text:p text:style-name="P1">Setup :</text:p>
      <text:p text:style-name="P5">We have extracted query logs from trajectory data. For each trajectory, the start and end locations are chosen as source and destination nodes. So each query is a set of three attributes, i.e source node, destination node and a timestamp (time of the start of the trip).</text:p>
      <text:p text:style-name="P5"/>
      <text:p text:style-name="P5">With the help of Road Network of the Beijing City( set of nodes and edges), the extracted query logs are matched with the nodes of the Road Network using the Voronoi diagram approach. <text:s/></text:p>
      <text:p text:style-name="P5"/>
      <text:p text:style-name="P5">Then using Djikstras method, a shortest path has been generated for each query log.</text:p>
      <text:p text:style-name="P5"/>
      <text:p text:style-name="P1">Experiment :</text:p>
      <text:p text:style-name="P2">We used Fractional Knapsack as the cache benefit model. For any path, a profit is calculated which is the ratio of number of Queries th<text:span text:style-name="T1">at</text:span> path is able to answer according to this equation:</text:p>
      <text:p text:style-name="P3">(insert equation)</text:p>
      <text:p text:style-name="P4">to the length of that path itself. Now, based on cache size chosen, the <text:span text:style-name="T1">top</text:span> n number of paths are stored for that cache.</text:p>
      <text:p text:style-name="P4">Cache size is defined as the cumulative sum of the number of nodes in any given path <text:span text:style-name="T1">for all paths.</text:span></text:p>
      <text:p text:style-name="P4"/>
      <text:p text:style-name="P1"/>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8T10:10:54.721800207</meta:creation-date>
    <meta:editing-duration>PT22S</meta:editing-duration>
    <meta:editing-cycles>2</meta:editing-cycles>
    <meta:generator>LibreOffice/6.4.6.2$Linux_X86_64 LibreOffice_project/40$Build-2</meta:generator>
    <dc:date>2021-02-08T10:11:10.553409750</dc:date>
    <meta:document-statistic meta:table-count="0" meta:image-count="0" meta:object-count="0" meta:page-count="1" meta:paragraph-count="13" meta:word-count="192" meta:character-count="1063" meta:non-whitespace-character-count="881"/>
  </office:meta>
</office:document-meta>
</file>